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<text:a xlink:href="http://www.ine.pt/">www.ine.pt</text:a></text:p>
          </table:table-cell>
          <table:table-cell table:number-columns-repeated="2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110330">
            <text:p>110330</text:p>
          </table:table-cell>
          <table:table-cell table:number-columns-repeated="3"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114130">
            <text:p>114130</text:p>
          </table:table-cell>
          <table:table-cell table:number-columns-repeated="3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108378">
            <text:p>108378</text:p>
          </table:table-cell>
          <table:table-cell table:number-columns-repeated="3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111685">
            <text:p>111685</text:p>
          </table:table-cell>
          <table:table-cell table:number-columns-repeated="3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105572">
            <text:p>105572</text:p>
          </table:table-cell>
          <table:table-cell table:number-columns-repeated="3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112756">
            <text:p>112756</text:p>
          </table:table-cell>
          <table:table-cell table:number-columns-repeated="3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125243">
            <text:p>125243</text:p>
          </table:table-cell>
          <table:table-cell table:number-columns-repeated="3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113254">
            <text:p>113254</text:p>
          </table:table-cell>
          <table:table-cell table:number-columns-repeated="3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115876">
            <text:p>115876</text:p>
          </table:table-cell>
          <table:table-cell table:number-columns-repeated="3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112421">
            <text:p>112421</text:p>
          </table:table-cell>
          <table:table-cell table:number-columns-repeated="3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113161">
            <text:p>113161</text:p>
          </table:table-cell>
          <table:table-cell table:number-columns-repeated="3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0900">
            <text:p>130900</text:p>
          </table:table-cell>
          <table:table-cell table:number-columns-repeated="3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119578">
            <text:p>119578</text:p>
          </table:table-cell>
          <table:table-cell table:number-columns-repeated="3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123054">
            <text:p>123054</text:p>
          </table:table-cell>
          <table:table-cell table:number-columns-repeated="3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15526">
            <text:p>115526</text:p>
          </table:table-cell>
          <table:table-cell table:number-columns-repeated="3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22513">
            <text:p>122513</text:p>
          </table:table-cell>
          <table:table-cell table:number-columns-repeated="3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29389">
            <text:p>129389</text:p>
          </table:table-cell>
          <table:table-cell table:number-columns-repeated="3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34082">
            <text:p>134082</text:p>
          </table:table-cell>
          <table:table-cell table:number-columns-repeated="3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248978">
            <text:p>248978</text:p>
          </table:table-cell>
          <table:table-cell table:number-columns-repeated="3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152856">
            <text:p>152856</text:p>
          </table:table-cell>
          <table:table-cell table:number-columns-repeated="3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42862">
            <text:p>142862</text:p>
          </table:table-cell>
          <table:table-cell table:number-columns-repeated="3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126316">
            <text:p>126316</text:p>
          </table:table-cell>
          <table:table-cell table:number-columns-repeated="3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125747">
            <text:p>125747</text:p>
          </table:table-cell>
          <table:table-cell table:number-columns-repeated="3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141775">
            <text:p>141775</text:p>
          </table:table-cell>
          <table:table-cell table:number-columns-repeated="3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126052">
            <text:p>126052</text:p>
          </table:table-cell>
          <table:table-cell table:number-columns-repeated="3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117413">
            <text:p>117413</text:p>
          </table:table-cell>
          <table:table-cell table:number-columns-repeated="3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127959">
            <text:p>127959</text:p>
          </table:table-cell>
          <table:table-cell table:number-columns-repeated="3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123382">
            <text:p>123382</text:p>
          </table:table-cell>
          <table:table-cell table:number-columns-repeated="3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24088">
            <text:p>124088</text:p>
          </table:table-cell>
          <table:table-cell table:number-columns-repeated="3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118824">
            <text:p>118824</text:p>
          </table:table-cell>
          <table:table-cell table:number-columns-repeated="3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16352">
            <text:p>116352</text:p>
          </table:table-cell>
          <table:table-cell table:number-columns-repeated="3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115225">
            <text:p>115225</text:p>
          </table:table-cell>
          <table:table-cell table:number-columns-repeated="3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118895">
            <text:p>118895</text:p>
          </table:table-cell>
          <table:table-cell table:number-columns-repeated="3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120996">
            <text:p>120996</text:p>
          </table:table-cell>
          <table:table-cell table:number-columns-repeated="3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118539">
            <text:p>118539</text:p>
          </table:table-cell>
          <table:table-cell table:number-columns-repeated="3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123051">
            <text:p>123051</text:p>
          </table:table-cell>
          <table:table-cell table:number-columns-repeated="3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119003">
            <text:p>119003</text:p>
          </table:table-cell>
          <table:table-cell table:number-columns-repeated="3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117291">
            <text:p>117291</text:p>
          </table:table-cell>
          <table:table-cell table:number-columns-repeated="3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115331">
            <text:p>115331</text:p>
          </table:table-cell>
          <table:table-cell table:number-columns-repeated="3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116075">
            <text:p>116075</text:p>
          </table:table-cell>
          <table:table-cell table:number-columns-repeated="3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120486">
            <text:p>120486</text:p>
          </table:table-cell>
          <table:table-cell table:number-columns-repeated="3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134937">
            <text:p>134937</text:p>
          </table:table-cell>
          <table:table-cell table:number-columns-repeated="3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26531">
            <text:p>126531</text:p>
          </table:table-cell>
          <table:table-cell table:number-columns-repeated="3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121887">
            <text:p>121887</text:p>
          </table:table-cell>
          <table:table-cell table:number-columns-repeated="3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19275">
            <text:p>119275</text:p>
          </table:table-cell>
          <table:table-cell table:number-columns-repeated="3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15596">
            <text:p>115596</text:p>
          </table:table-cell>
          <table:table-cell table:number-columns-repeated="3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120800">
            <text:p>120800</text:p>
          </table:table-cell>
          <table:table-cell table:number-columns-repeated="3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110437">
            <text:p>110437</text:p>
          </table:table-cell>
          <table:table-cell table:number-columns-repeated="3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107576">
            <text:p>107576</text:p>
          </table:table-cell>
          <table:table-cell table:number-columns-repeated="3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117499">
            <text:p>117499</text:p>
          </table:table-cell>
          <table:table-cell table:number-columns-repeated="3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02798">
            <text:p>102798</text:p>
          </table:table-cell>
          <table:table-cell table:number-columns-repeated="3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05473">
            <text:p>105473</text:p>
          </table:table-cell>
          <table:table-cell table:number-columns-repeated="3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00486">
            <text:p>100486</text:p>
          </table:table-cell>
          <table:table-cell table:number-columns-repeated="3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97460">
            <text:p>97460</text:p>
          </table:table-cell>
          <table:table-cell table:number-columns-repeated="3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95088">
            <text:p>95088</text:p>
          </table:table-cell>
          <table:table-cell table:number-columns-repeated="3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99472">
            <text:p>99472</text:p>
          </table:table-cell>
          <table:table-cell table:number-columns-repeated="3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06919">
            <text:p>106919</text:p>
          </table:table-cell>
          <table:table-cell table:number-columns-repeated="3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101784">
            <text:p>101784</text:p>
          </table:table-cell>
          <table:table-cell table:number-columns-repeated="3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91891">
            <text:p>91891</text:p>
          </table:table-cell>
          <table:table-cell table:number-columns-repeated="3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97754">
            <text:p>97754</text:p>
          </table:table-cell>
          <table:table-cell table:number-columns-repeated="3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95009">
            <text:p>95009</text:p>
          </table:table-cell>
          <table:table-cell table:number-columns-repeated="3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99590">
            <text:p>99590</text:p>
          </table:table-cell>
          <table:table-cell table:number-columns-repeated="3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96864">
            <text:p>96864</text:p>
          </table:table-cell>
          <table:table-cell table:number-columns-repeated="3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98011">
            <text:p>98011</text:p>
          </table:table-cell>
          <table:table-cell table:number-columns-repeated="3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96878">
            <text:p>96878</text:p>
          </table:table-cell>
          <table:table-cell table:number-columns-repeated="3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95187">
            <text:p>95187</text:p>
          </table:table-cell>
          <table:table-cell table:number-columns-repeated="3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100088">
            <text:p>100088</text:p>
          </table:table-cell>
          <table:table-cell table:number-columns-repeated="3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95816">
            <text:p>95816</text:p>
          </table:table-cell>
          <table:table-cell table:number-columns-repeated="3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94661">
            <text:p>94661</text:p>
          </table:table-cell>
          <table:table-cell table:number-columns-repeated="3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101088">
            <text:p>101088</text:p>
          </table:table-cell>
          <table:table-cell table:number-columns-repeated="3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92854">
            <text:p>92854</text:p>
          </table:table-cell>
          <table:table-cell table:number-columns-repeated="3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98355">
            <text:p>98355</text:p>
          </table:table-cell>
          <table:table-cell table:number-columns-repeated="3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90025">
            <text:p>90025</text:p>
          </table:table-cell>
          <table:table-cell table:number-columns-repeated="3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95239">
            <text:p>95239</text:p>
          </table:table-cell>
          <table:table-cell table:number-columns-repeated="3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96837">
            <text:p>96837</text:p>
          </table:table-cell>
          <table:table-cell table:number-columns-repeated="3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97750">
            <text:p>97750</text:p>
          </table:table-cell>
          <table:table-cell table:number-columns-repeated="3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101843">
            <text:p>101843</text:p>
          </table:table-cell>
          <table:table-cell table:number-columns-repeated="3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95917">
            <text:p>95917</text:p>
          </table:table-cell>
          <table:table-cell table:number-columns-repeated="3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96042">
            <text:p>96042</text:p>
          </table:table-cell>
          <table:table-cell table:number-columns-repeated="3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92566">
            <text:p>92566</text:p>
          </table:table-cell>
          <table:table-cell table:number-columns-repeated="3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94794">
            <text:p>94794</text:p>
          </table:table-cell>
          <table:table-cell table:number-columns-repeated="3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95728">
            <text:p>95728</text:p>
          </table:table-cell>
          <table:table-cell table:number-columns-repeated="3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92379">
            <text:p>92379</text:p>
          </table:table-cell>
          <table:table-cell table:number-columns-repeated="3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96179">
            <text:p>96179</text:p>
          </table:table-cell>
          <table:table-cell table:number-columns-repeated="3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96975">
            <text:p>96975</text:p>
          </table:table-cell>
          <table:table-cell table:number-columns-repeated="3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97085">
            <text:p>97085</text:p>
          </table:table-cell>
          <table:table-cell table:number-columns-repeated="3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95521">
            <text:p>95521</text:p>
          </table:table-cell>
          <table:table-cell table:number-columns-repeated="3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95102">
            <text:p>95102</text:p>
          </table:table-cell>
          <table:table-cell table:number-columns-repeated="3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97844">
            <text:p>97844</text:p>
          </table:table-cell>
          <table:table-cell table:number-columns-repeated="3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95743">
            <text:p>95743</text:p>
          </table:table-cell>
          <table:table-cell table:number-columns-repeated="3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02768">
            <text:p>102768</text:p>
          </table:table-cell>
          <table:table-cell table:number-columns-repeated="3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03882">
            <text:p>103882</text:p>
          </table:table-cell>
          <table:table-cell table:number-columns-repeated="3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00638">
            <text:p>100638</text:p>
          </table:table-cell>
          <table:table-cell table:number-columns-repeated="3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05950">
            <text:p>105950</text:p>
          </table:table-cell>
          <table:table-cell table:number-columns-repeated="3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99232">
            <text:p>99232</text:p>
          </table:table-cell>
          <table:table-cell table:number-columns-repeated="3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103475">
            <text:p>103475</text:p>
          </table:table-cell>
          <table:table-cell table:number-columns-repeated="3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106881">
            <text:p>106881</text:p>
          </table:table-cell>
          <table:table-cell table:number-columns-repeated="3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104778">
            <text:p>104778</text:p>
          </table:table-cell>
          <table:table-cell table:number-columns-repeated="3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106198">
            <text:p>106198</text:p>
          </table:table-cell>
          <table:table-cell table:number-columns-repeated="3"/>
        </table:table-row>
        <table:table-row table:style-name="ro2">
          <table:table-cell office:value-type="float" office:value="1999">
            <text:p>1999</text:p>
          </table:table-cell>
          <table:table-cell office:value-type="float" office:value="107871">
            <text:p>107871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05364">
            <text:p>105364</text:p>
          </table:table-cell>
          <table:table-cell table:number-columns-repeated="3"/>
        </table:table-row>
        <table:table-row table:style-name="ro2">
          <table:table-cell office:value-type="float" office:value="2001">
            <text:p>2001</text:p>
          </table:table-cell>
          <table:table-cell office:value-type="float" office:value="105092">
            <text:p>105092</text:p>
          </table:table-cell>
          <table:table-cell table:number-columns-repeated="3"/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106258">
            <text:p>106258</text:p>
          </table:table-cell>
          <table:table-cell table:formula="of:=[.B104]-[.C10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108795">
            <text:p>108795</text:p>
          </table:table-cell>
          <table:table-cell table:formula="of:=[.B105]-[.C10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02012">
            <text:p>102012</text:p>
          </table:table-cell>
          <table:table-cell table:formula="of:=[.B106]-[.C10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107464">
            <text:p>107464</text:p>
          </table:table-cell>
          <table:table-cell table:formula="of:=[.B107]-[.C10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101990">
            <text:p>101990</text:p>
          </table:table-cell>
          <table:table-cell table:formula="of:=[.B108]-[.C10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103512">
            <text:p>103512</text:p>
          </table:table-cell>
          <table:table-cell table:formula="of:=[.B109]-[.C10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104280">
            <text:p>104280</text:p>
          </table:table-cell>
          <table:table-cell table:formula="of:=[.B110]-[.C11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104434">
            <text:p>104434</text:p>
          </table:table-cell>
          <table:table-cell table:formula="of:=[.B111]-[.C11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105954">
            <text:p>105954</text:p>
          </table:table-cell>
          <table:table-cell table:formula="of:=[.B112]-[.C11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102848">
            <text:p>102848</text:p>
          </table:table-cell>
          <table:table-cell table:formula="of:=[.B113]-[.C113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107612">
            <text:p>107612</text:p>
          </table:table-cell>
          <table:table-cell table:formula="of:=[.B114]-[.C114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106554">
            <text:p>106554</text:p>
          </table:table-cell>
          <table:table-cell table:formula="of:=[.B115]-[.C115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104843">
            <text:p>104843</text:p>
          </table:table-cell>
          <table:table-cell table:formula="of:=[.B116]-[.C116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108539">
            <text:p>108539</text:p>
          </table:table-cell>
          <table:table-cell table:formula="of:=[.B117]-[.C117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110573">
            <text:p>110573</text:p>
          </table:table-cell>
          <table:table-cell table:formula="of:=[.B118]-[.C118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109758">
            <text:p>109758</text:p>
          </table:table-cell>
          <table:table-cell table:formula="of:=[.B119]-[.C119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113051">
            <text:p>113051</text:p>
          </table:table-cell>
          <table:table-cell table:formula="of:=[.B120]-[.C120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111843">
            <text:p>111843</text:p>
          </table:table-cell>
          <table:table-cell table:formula="of:=[.B121]-[.C121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123396">
            <text:p>123396</text:p>
          </table:table-cell>
          <table:table-cell table:formula="of:=[.B122]-[.C122]"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021">
            <text:p>2021</text:p>
          </table:table-cell>
          <table:table-cell office:value-type="float" office:value="124802">
            <text:p>124802</text:p>
          </table:table-cell>
          <table:table-cell office:value-type="float" office:value="124841">
            <text:p>124841</text:p>
          </table:table-cell>
          <table:table-cell table:formula="of:=[.B123]-[.C123]" office:value-type="float" office:value="-39">
            <text:p>-39</text:p>
          </table:table-cell>
          <table:table-cell table:formula="of:=[.D123]/[.C123]*100" office:value-type="float" office:value="-0.0312397369453945">
            <text:p>-0,0312397369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table:number-columns-repeated="2" office:value-type="float" office:value="124311">
            <text:p>124311</text:p>
          </table:table-cell>
          <table:table-cell table:formula="of:=[.B124]-[.C124]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17:4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17:40.98</dc:date>
    <dc:creator>Andrzej Bystrzycki</dc:creator>
    <meta:generator>OpenOffice.org/3.3$Win32 OpenOffice.org_project/330m20$Build-9567</meta:generator>
    <meta:editing-duration>PT50S</meta:editing-duration>
    <meta:editing-cycles>1</meta:editing-cycles>
    <meta:document-statistic meta:table-count="1" meta:cell-count="292" meta:object-count="0"/>
  </office:meta>
</office:document-meta>
</file>